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156" officeooo:paragraph-rsid="00173156"/>
    </style:style>
    <style:style style:name="P2" style:family="paragraph" style:parent-style-name="Standard">
      <style:text-properties style:text-underline-style="solid" style:text-underline-width="auto" style:text-underline-color="font-color" officeooo:rsid="00173156" officeooo:paragraph-rsid="00173156"/>
    </style:style>
    <style:style style:name="P3" style:family="paragraph" style:parent-style-name="Standard">
      <style:text-properties style:text-underline-style="solid" style:text-underline-width="auto" style:text-underline-color="font-color" officeooo:rsid="00173156" officeooo:paragraph-rsid="0018070d"/>
    </style:style>
    <style:style style:name="P4" style:family="paragraph" style:parent-style-name="Standard">
      <style:text-properties style:text-underline-style="solid" style:text-underline-width="auto" style:text-underline-color="font-color" officeooo:rsid="0018070d" officeooo:paragraph-rsid="0018070d"/>
    </style:style>
    <style:style style:name="P5" style:family="paragraph" style:parent-style-name="Standard">
      <style:text-properties style:text-underline-style="none" officeooo:rsid="00173156" officeooo:paragraph-rsid="00173156"/>
    </style:style>
    <style:style style:name="P6" style:family="paragraph" style:parent-style-name="Standard">
      <style:text-properties style:text-underline-style="none" officeooo:rsid="0018070d" officeooo:paragraph-rsid="0018070d"/>
    </style:style>
    <style:style style:name="P7" style:family="paragraph" style:parent-style-name="Standard">
      <style:text-properties style:text-underline-style="none" officeooo:rsid="0019fc9f" officeooo:paragraph-rsid="0019fc9f"/>
    </style:style>
    <style:style style:name="P8" style:family="paragraph" style:parent-style-name="Standard">
      <style:text-properties style:text-underline-style="none" officeooo:rsid="001b6284" officeooo:paragraph-rsid="001b6284"/>
    </style:style>
    <style:style style:name="P9" style:family="paragraph" style:parent-style-name="Standard">
      <style:text-properties style:text-underline-style="none" officeooo:rsid="001ef159" officeooo:paragraph-rsid="001ef15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070d"/>
    </style:style>
    <style:style style:name="T3" style:family="text">
      <style:text-properties style:text-underline-style="none" officeooo:rsid="001b6284"/>
    </style:style>
    <style:style style:name="T4" style:family="text">
      <style:text-properties style:text-underline-style="none" officeooo:rsid="001d34ce"/>
    </style:style>
    <style:style style:name="T5" style:family="text">
      <style:text-properties style:text-underline-style="none" officeooo:rsid="001eaa00"/>
    </style:style>
    <style:style style:name="T6" style:family="text">
      <style:text-properties officeooo:rsid="001b6284"/>
    </style:style>
    <style:style style:name="T7" style:family="text">
      <style:text-properties officeooo:rsid="001d34ce"/>
    </style:style>
    <style:style style:name="T8" style:family="text">
      <style:text-properties officeooo:rsid="00207015"/>
    </style:style>
    <style:style style:name="T9" style:family="text">
      <style:text-properties officeooo:rsid="002190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 2A</text:p>
      <text:p text:style-name="P2">A-PART</text:p>
      <text:p text:style-name="P2"/>
      <text:p text:style-name="P5">1. 0x7fffffffde18</text:p>
      <text:p text:style-name="P5"/>
      <text:p text:style-name="P5">2. <text:s/>0x7fffffffe1a0 "/home/avnish/Downloads/CS310/assign2AB/grep"</text:p>
      <text:p text:style-name="P5"/>
      <text:p text:style-name="P3"><text:span text:style-name="T1">3. </text:span><text:span text:style-name="T2">564c5677a8b0</text:span></text:p>
      <text:p text:style-name="P6"/>
      <text:p text:style-name="P4"><text:span text:style-name="T1">4. </text:span><text:span text:style-name="T3">It shows the </text:span><text:span text:style-name="T5">value of argc and argv</text:span><text:span text:style-name="T3">.</text:span></text:p>
      <text:p text:style-name="P6"/>
      <text:p text:style-name="P4"><text:span text:style-name="T1">5. </text:span><text:span text:style-name="T4">It shows the stack level at some address ,args value and addresses of the saved registers.</text:span></text:p>
      <text:p text:style-name="P6"/>
      <text:p text:style-name="P4">B-PART</text:p>
      <text:p text:style-name="P4"/>
      <text:p text:style-name="P6">1. elf64-x86-64</text:p>
      <text:p text:style-name="P6"/>
      <text:p text:style-name="P6">2. i386:x86-64</text:p>
      <text:p text:style-name="P6"/>
      <text:p text:style-name="P6">3. <text:s/>(i) <text:s text:c="3"/>.interp</text:p>
      <text:p text:style-name="P6"><text:s text:c="5"/>(ii) <text:s text:c="2"/>.gnu.hash</text:p>
      <text:p text:style-name="P6"><text:s text:c="5"/>(iii) <text:s/>.dynsym</text:p>
      <text:p text:style-name="P6"><text:s text:c="5"/>(iv) <text:s text:c="2"/>.text</text:p>
      <text:p text:style-name="P6"><text:s text:c="5"/>(v) <text:s text:c="3"/>.rodata</text:p>
      <text:p text:style-name="P6"/>
      <text:p text:style-name="P6">4. The segment ‘.text’ contains the main function and its address is: 564c5677a8b0</text:p>
      <text:p text:style-name="P6"/>
      <text:p text:style-name="P7">5. <text:span text:style-name="T6">No ,the stack segement is not present . Neither the heap.</text:span></text:p>
      <text:p text:style-name="P7"/>
      <text:p text:style-name="P7">ASSIGN 2B</text:p>
      <text:p text:style-name="P7"/>
      <text:p text:style-name="P8">1. <text:s/>The address of main and the recursive function.</text:p>
      <text:p text:style-name="P8"/>
      <text:p text:style-name="P8">2. The stack is growing upwards.</text:p>
      <text:p text:style-name="P8"/>
      <text:p text:style-name="P8">3. Stack size for each recursive call is 30.</text:p>
      <text:p text:style-name="P8"/>
      <text:p text:style-name="P8">4. The heap is created when the program is executed,and it will grow upwards.</text:p>
      <text:p text:style-name="P8"/>
      <text:p text:style-name="P8">5. No, the two malloc<text:span text:style-name="T7">()</text:span>ed memoer areas are not contiguos.</text:p>
      <text:p text:style-name="P7"/>
      <text:p text:style-name="P9">This should <text:span text:style-name="T8">not </text:span>be a .md file like the one in readme/<text:span text:style-name="T9">smaal changed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8:06:54.214871443</meta:creation-date>
    <dc:date>2017-08-28T15:14:57.383677560</dc:date>
    <meta:editing-duration>PT35M56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24" meta:word-count="141" meta:character-count="852" meta:non-whitespace-character-count="701"/>
  </office:meta>
</office:document-meta>
</file>